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rminologia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24542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9662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8452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5188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4935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2425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755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6957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58930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3363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16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1135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9262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56530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2124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46982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2362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5916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795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97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6324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710283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313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26386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39149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770284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274807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47865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9374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7248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298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284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2504767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79621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483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1570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5188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18228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04578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0767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1089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201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2425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0838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839534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83011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300355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744909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284163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6786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715263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42331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37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342067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8793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5834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8090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0950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800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72566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9989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291519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8016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39101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3499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3253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9315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9206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984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322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483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2461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95828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1089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487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652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57512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519274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0357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86324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789393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162</text:p>
          </table:table-cell>
          <table:table-cell/>
        </table:table-row>
        <table:table-row table:style-name="ro1">
          <table:table-cell office:value-type="string" calcext:value-type="string">
            <text:p>Q1976109</text:p>
          </table:table-cell>
          <table:table-cell/>
        </table:table-row>
        <table:table-row table:style-name="ro1">
          <table:table-cell office:value-type="string" calcext:value-type="string">
            <text:p>Q3206142</text:p>
          </table:table-cell>
          <table:table-cell/>
        </table:table-row>
        <table:table-row table:style-name="ro1">
          <table:table-cell office:value-type="string" calcext:value-type="string">
            <text:p>Q6537700</text:p>
          </table:table-cell>
          <table:table-cell/>
        </table:table-row>
        <table:table-row table:style-name="ro1">
          <table:table-cell office:value-type="string" calcext:value-type="string">
            <text:p>Q1327461</text:p>
          </table:table-cell>
          <table:table-cell/>
        </table:table-row>
        <table:table-row table:style-name="ro1">
          <table:table-cell office:value-type="string" calcext:value-type="string">
            <text:p>Q19866666</text:p>
          </table:table-cell>
          <table:table-cell/>
        </table:table-row>
        <table:table-row table:style-name="ro1">
          <table:table-cell office:value-type="string" calcext:value-type="string">
            <text:p>Q632346</text:p>
          </table:table-cell>
          <table:table-cell/>
        </table:table-row>
        <table:table-row table:style-name="ro1">
          <table:table-cell office:value-type="string" calcext:value-type="string">
            <text:p>Q25305479</text:p>
          </table:table-cell>
          <table:table-cell/>
        </table:table-row>
        <table:table-row table:style-name="ro1">
          <table:table-cell office:value-type="string" calcext:value-type="string">
            <text:p>Q25305479</text:p>
          </table:table-cell>
          <table:table-cell/>
        </table:table-row>
        <table:table-row table:style-name="ro1">
          <table:table-cell office:value-type="string" calcext:value-type="string">
            <text:p>Q25305479</text:p>
          </table:table-cell>
          <table:table-cell/>
        </table:table-row>
        <table:table-row table:style-name="ro1">
          <table:table-cell office:value-type="string" calcext:value-type="string">
            <text:p>Q25052115</text:p>
          </table:table-cell>
          <table:table-cell/>
        </table:table-row>
        <table:table-row table:style-name="ro1">
          <table:table-cell office:value-type="string" calcext:value-type="string">
            <text:p>Q1271424</text:p>
          </table:table-cell>
          <table:table-cell/>
        </table:table-row>
        <table:table-row table:style-name="ro1">
          <table:table-cell office:value-type="string" calcext:value-type="string">
            <text:p>Q194152</text:p>
          </table:table-cell>
          <table:table-cell/>
        </table:table-row>
        <table:table-row table:style-name="ro1">
          <table:table-cell office:value-type="string" calcext:value-type="string">
            <text:p>Q55632839</text:p>
          </table:table-cell>
          <table:table-cell/>
        </table:table-row>
        <table:table-row table:style-name="ro1">
          <table:table-cell office:value-type="string" calcext:value-type="string">
            <text:p>Q4200770</text:p>
          </table:table-cell>
          <table:table-cell/>
        </table:table-row>
        <table:table-row table:style-name="ro1">
          <table:table-cell office:value-type="string" calcext:value-type="string">
            <text:p>Q17165062</text:p>
          </table:table-cell>
          <table:table-cell/>
        </table:table-row>
        <table:table-row table:style-name="ro1">
          <table:table-cell office:value-type="string" calcext:value-type="string">
            <text:p>Q3206140</text:p>
          </table:table-cell>
          <table:table-cell/>
        </table:table-row>
        <table:table-row table:style-name="ro1">
          <table:table-cell office:value-type="string" calcext:value-type="string">
            <text:p>Q5412773</text:p>
          </table:table-cell>
          <table:table-cell/>
        </table:table-row>
        <table:table-row table:style-name="ro1">
          <table:table-cell office:value-type="string" calcext:value-type="string">
            <text:p>Q16964945</text:p>
          </table:table-cell>
          <table:table-cell/>
        </table:table-row>
        <table:table-row table:style-name="ro1">
          <table:table-cell office:value-type="string" calcext:value-type="string">
            <text:p>Q7072641</text:p>
          </table:table-cell>
          <table:table-cell/>
        </table:table-row>
        <table:table-row table:style-name="ro1">
          <table:table-cell office:value-type="string" calcext:value-type="string">
            <text:p>Q15028</text:p>
          </table:table-cell>
          <table:table-cell/>
        </table:table-row>
        <table:table-row table:style-name="ro1">
          <table:table-cell office:value-type="string" calcext:value-type="string">
            <text:p>Q37033</text:p>
          </table:table-cell>
          <table:table-cell/>
        </table:table-row>
        <table:table-row table:style-name="ro1">
          <table:table-cell office:value-type="string" calcext:value-type="string">
            <text:p>Q515701</text:p>
          </table:table-cell>
          <table:table-cell/>
        </table:table-row>
        <table:table-row table:style-name="ro1">
          <table:table-cell office:value-type="string" calcext:value-type="string">
            <text:p>Q54872</text:p>
          </table:table-cell>
          <table:table-cell/>
        </table:table-row>
        <table:table-row table:style-name="ro1">
          <table:table-cell office:value-type="string" calcext:value-type="string">
            <text:p>Q96397500</text:p>
          </table:table-cell>
          <table:table-cell/>
        </table:table-row>
        <table:table-row table:style-name="ro1">
          <table:table-cell office:value-type="string" calcext:value-type="string">
            <text:p>Q233015</text:p>
          </table:table-cell>
          <table:table-cell/>
        </table:table-row>
        <table:table-row table:style-name="ro1">
          <table:table-cell office:value-type="string" calcext:value-type="string">
            <text:p>Q21605525</text:p>
          </table:table-cell>
          <table:table-cell/>
        </table:table-row>
        <table:table-row table:style-name="ro1">
          <table:table-cell office:value-type="string" calcext:value-type="string">
            <text:p>Q24589734</text:p>
          </table:table-cell>
          <table:table-cell/>
        </table:table-row>
        <table:table-row table:style-name="ro1">
          <table:table-cell office:value-type="string" calcext:value-type="string">
            <text:p>Q780920</text:p>
          </table:table-cell>
          <table:table-cell/>
        </table:table-row>
        <table:table-row table:style-name="ro1">
          <table:table-cell office:value-type="string" calcext:value-type="string">
            <text:p>Q2115</text:p>
          </table:table-cell>
          <table:table-cell/>
        </table:table-row>
      </table:table>
      <table:table table:name="Swimming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638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8544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892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002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3100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3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34496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7346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363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87812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50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1243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524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7511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2616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198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27742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129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9957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64201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39357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5982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4864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097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00885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264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9915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18549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380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9888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279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8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26669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3525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71422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4130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42551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89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1032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73685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58210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409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19175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205293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21623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662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01388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86871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504425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73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49978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99148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5932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106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9085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80692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129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89074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9440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707</text:p>
          </table:table-cell>
          <table:table-cell office:value-type="string" calcext:value-type="string">
            <text:p>Q205</text:p>
          </table:table-cell>
        </table:table-row>
      </table:table>
      <table:table table:name="Marx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table:style-name="Default" office:value-type="string" calcext:value-type="string">
            <text:p>Q8545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87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0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6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000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4111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40949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29264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773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20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7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38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027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1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92309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23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147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198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355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74888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3242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4928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8581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6900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8550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3512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9717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8483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5213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6346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743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8853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2354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2950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5926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8034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3204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573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29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285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1301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058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6868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741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27189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068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3332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6074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207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5015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285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3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5136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1782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585312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38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256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5895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00262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4105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11214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176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9771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098198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51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0648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2881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3003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0487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41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36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921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5670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995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60468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9985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0020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2006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627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1967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063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6376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063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6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86628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076940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293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6859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231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7969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8332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15637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6607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58243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6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9104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362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8498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7567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56966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8019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578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2602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8207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58548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3393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238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726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37822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9118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58945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8171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39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128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2251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512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7269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1495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027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752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9550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42756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5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2339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478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9378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86765</text:p>
          </table:table-cell>
          <table:table-cell office:value-type="string" calcext:value-type="string">
            <text:p>Q206</text:p>
          </table:table-cell>
        </table:table-row>
      </table:table>
      <table:table table:name="LGBT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table:style-name="Default" office:value-type="string" calcext:value-type="string">
            <text:p>Q5139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507948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72435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87660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74759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290521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91637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320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9320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57432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0809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14198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075560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473763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800143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813444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708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9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1028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107631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507428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52868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496945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827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826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67216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66267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13521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835459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0508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980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48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63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496095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5413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89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1027172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504933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829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4265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88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45782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38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628268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50254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85486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01000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61290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683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757208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62591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53742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42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94086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827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901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5467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7153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74217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724281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40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41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64819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35319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9892920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5802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93099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510446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40400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767637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42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24282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1020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16590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88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341679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606417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44950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5228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0859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8912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01436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967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9096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14825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83261</text:p>
          </table:table-cell>
          <table:table-cell office:value-type="string" calcext:value-type="string">
            <text:p>Q208</text:p>
          </table:table-cell>
        </table:table-row>
      </table:table>
      <table:table table:name="Mental_Health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18960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47302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3206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2902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98138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4914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72539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24721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88069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20041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040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33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341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15365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8410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1880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9289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10533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13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14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98105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7126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1101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845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7489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32655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048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39026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63207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284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81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98188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63207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13732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57086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98105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37380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1880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843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7171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127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9990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40318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500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02888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09781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26090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24742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569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074938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13732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56726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98421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8582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13742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81747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17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879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8014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0539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6692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0539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310082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81747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6692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1134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1298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563342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98188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81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94551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899823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98188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500910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963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87168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26944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14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0656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8410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34384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0121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966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656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8387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5276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86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1906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83820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325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2886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0964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52749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32619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325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325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82887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163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14715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6091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32669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0842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11598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44803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41949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845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4103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34020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5443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50036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960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13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73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00209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96740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500472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98778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40439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81745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44811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635457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86581</text:p>
          </table:table-cell>
          <table:table-cell office:value-type="string" calcext:value-type="string">
            <text:p>Q210</text:p>
          </table:table-cell>
        </table:table-row>
      </table:table>
      <table:table table:name="Bicycle" table:style-name="ta1">
        <table:table-column table:style-name="co1" table:default-cell-style-name="ce6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73225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46349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32479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7757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713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17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7145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07653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837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36077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712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48029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4848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284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5079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196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59395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4885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783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51453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7377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3757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11399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7386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504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247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050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72389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48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0925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812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5031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479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3217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954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75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9565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5983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5551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523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5755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5403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3023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1179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22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9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4862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9323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953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6098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38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986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1295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6322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320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01454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010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43086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8869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9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3020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3381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0379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7365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5174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460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6460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2061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1584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60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24094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16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980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01828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5098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594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388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4912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2736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9260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9264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636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62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39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361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94512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0727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54035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9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7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8949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2806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6486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511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67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994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4786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60795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9204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866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11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2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7088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179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6905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0676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429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4036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2035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044815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3496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36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9409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5686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8626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504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73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4961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370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4945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80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8096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38509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242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0034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7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7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53042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0090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41404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0811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448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274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7369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02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484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330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66428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89856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6343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2600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73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7280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27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863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3748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416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441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9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7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1932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9866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1571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24382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23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75100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6641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70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8906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4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95154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2416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00122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01823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03820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73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576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6745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1633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4567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7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3754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08267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3758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9798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7185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986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8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8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35503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603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5155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5891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05984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1256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1260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974489</text:p>
          </table:table-cell>
          <table:table-cell office:value-type="string" calcext:value-type="string">
            <text:p>Q207</text:p>
          </table:table-cell>
        </table:table-row>
      </table:table>
      <table:table table:name="Literatura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22339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98653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09940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748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434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913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265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619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934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8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7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42402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99904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4748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7316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91998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4311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9655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8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5842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00591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748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55035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770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58331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1686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0469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235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7898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748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36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8005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48112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49785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32164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91994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38778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18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627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559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576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5885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298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11194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49845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57811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07272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825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827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1922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13477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56139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7053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2875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593779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642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32833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49443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98350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1001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9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9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87045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9278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7670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9640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03855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60808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58513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03855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8632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59010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85833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44098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30802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9218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049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932607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2498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32311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05717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08037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2368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8897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657596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44886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98034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492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7452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2575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6847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64403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440961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42923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201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59393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49052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0664331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58085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67591</text:p>
          </table:table-cell>
          <table:table-cell office:value-type="string" calcext:value-type="string">
            <text:p>Q200</text:p>
          </table:table-cell>
        </table:table-row>
      </table:table>
      <table:table table:name="Orkestra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179860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28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01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124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955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4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979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5999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074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375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3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0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202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3116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3316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973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842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1102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90172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173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93666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639823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599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1982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32034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3360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824192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716719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997126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140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76027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5999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785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074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75782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951760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6273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973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5295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1982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81460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997126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28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66704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40920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0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955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4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756320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1051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5999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1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75782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6273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2939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319485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973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1982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81460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28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01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955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0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756320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1051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5999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1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75782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375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6273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3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2939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319485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74216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082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973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842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1102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90172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173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93666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62603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28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01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955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0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504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821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4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756320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36638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1051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4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73150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5999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1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375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504317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56894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75782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90298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3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3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202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0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0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0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3116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49552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599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32034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973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842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1102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90172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173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93666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62603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5666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78812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28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01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47369</text:p>
          </table:table-cell>
          <table:table-cell office:value-type="string" calcext:value-type="string">
            <text:p>Q202</text:p>
          </table:table-cell>
        </table:table-row>
      </table:table>
      <table:table table:name="Astrologia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359258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436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40492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59258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139206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660630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600013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460138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464599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13539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49167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06891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47646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266871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0987584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74025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72495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99473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02251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57736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680647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5449691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6664828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74716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7558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62764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79502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206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64016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2921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61701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59816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34061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3439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34398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194186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6427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6211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25419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17434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804361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47892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12976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253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436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3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186282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48324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48367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04319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808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1530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7278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4769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40492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106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5564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177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42458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31671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8061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1633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8515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85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868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494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535423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40188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9309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34515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8499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4823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9742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086217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96120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88518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637514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66593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66876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255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12976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7388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6214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908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06687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5584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41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2020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7985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795024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4685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5600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076131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9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45996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619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80071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3318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2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41532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8083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527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37940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9099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42562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94542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2020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680647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935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6620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8963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0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86398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102066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46857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50056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3404929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643488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2723546</text:p>
          </table:table-cell>
          <table:table-cell office:value-type="string" calcext:value-type="string">
            <text:p>Q194</text:p>
          </table:table-cell>
        </table:table-row>
        <table:table-row table:style-name="ro1">
          <table:table-cell office:value-type="string" calcext:value-type="string">
            <text:p>Q7765307</text:p>
          </table:table-cell>
          <table:table-cell office:value-type="string" calcext:value-type="string">
            <text:p>Q194</text:p>
          </table:table-cell>
        </table:table-row>
      </table:table>
      <table:table table:name="Nutrición" table:style-name="ta1">
        <table:table-column table:style-name="co1" table:default-cell-style-name="ce6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103191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7239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96538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057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8047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34956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1364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2147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283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531507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7946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215210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0876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01274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44595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6501235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65947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2117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2106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5090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7802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8495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66019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706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623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84084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103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780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39275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7946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90901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83392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75621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41180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753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677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740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27980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9026596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34956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723127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7187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04053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5445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2252367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2206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2174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94435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65135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80913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31749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746426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1090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472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81138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75621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4287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5141254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3317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367706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65328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33772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7020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45909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88251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660197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246181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7141320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059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842811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3232953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81394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3332645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83364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351792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64509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7162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7239</text:p>
          </table:table-cell>
          <table:table-cell office:value-type="string" calcext:value-type="string">
            <text:p>Q193</text:p>
          </table:table-cell>
        </table:table-row>
        <table:table-row table:style-name="ro1">
          <table:table-cell office:value-type="string" calcext:value-type="string">
            <text:p>Q11344</text:p>
          </table:table-cell>
          <table:table-cell office:value-type="string" calcext:value-type="string">
            <text:p>Q1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00/00/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1T12:54:40.871459877</meta:creation-date>
    <dc:date>2022-11-21T22:56:25.324000000</dc:date>
    <meta:editing-duration>PT4H17M45S</meta:editing-duration>
    <meta:editing-cycles>12</meta:editing-cycles>
    <meta:generator>LibreOffice/7.2.4.1$Windows_X86_64 LibreOffice_project/27d75539669ac387bb498e35313b970b7fe9c4f9</meta:generator>
    <dc:creator>David Lindemann</dc:creator>
    <meta:document-statistic meta:table-count="10" meta:cell-count="2282" meta:object-count="0"/>
    <meta:user-defined meta:name="ProgId">Excel.Sheet</meta:user-defined>
  </office:meta>
</office:document-meta>
</file>